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1ce19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do text</text:p><text:p text:style-name="P3">from document(at=header, format='odt')</text:p></office:annotation><text:span text:style-name="T2">Import depuis header.odt</text:span></text:p></draw:text-box></draw:frame></text:p>
      <text:p text:style-name="UrbanBody"/>
      <text:p text:style-name="UrbanTitle">Code de l’Environnement – <text:span text:style-name="T6">Étude</text:span> d’incidence sur l’environnement</text:p>
      <text:p text:style-name="UrbanBody"/>
      <text:p text:style-name="UrbanBody">Annexe à l’avis de réception du dossier complet d’une demande de permis</text:p>
      <text:p text:style-name="UrbanBody">d’urbanisme, de permis de lotir et de modification de permis de lotir.</text:p>
      <text:p text:style-name="UrbanBody"/>
      <text:p text:style-name="UrbanBody"/>
      <text:p text:style-name="UrbanBody"><office:annotation><dc:creator>Gauthier Bastien</dc:creator><dc:date>2011-02-16T16:12:24</dc:date><text:p text:style-name="P3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Le Bourgmestre,</text:p>
      <text:p text:style-name="UrbanBody"/>
      <text:p text:style-name="UrbanBody">Attendu qu’il a été procédé à l’examen des incidences probables du projet sur l’environnement au sens large, sur base des critères de sélection pertinents visés à l’article D.66 du livre I<text:span text:style-name="T5">er</text:span> du Code de l’Environnement;</text:p>
      <text:p text:style-name="UrbanBody"/>
      <text:p text:style-name="UrbanBody">[[[ Insérer la délibération ici ]]]</text:p>
      <text:p text:style-name="UrbanBody"/>
      <text:p text:style-name="UrbanBody"/>
      <text:p text:style-name="UrbanBody"><text:span text:style-name="T1"><office:annotation><dc:creator>Gauthier Bastien</dc:creator><dc:date>2011-01-13T14:56:41</dc:date><text:p text:style-name="P3">do text</text:p><text:p text:style-name="P3">from document(at=signatures, format='odt')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style:font-size-asian="12pt" style:font-size-complex="12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content=footer, format='odt')</text:p></office:annotation></text:span><text:span text:style-name="MT2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hier Bastien</meta:initial-creator>
    <meta:creation-date>2011-01-18T10:23:57</meta:creation-date>
    <dc:date>2021-03-18T08:19:59.356538113</dc:date>
    <meta:editing-duration>PT2H1M6S</meta:editing-duration>
    <meta:editing-cycles>22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09" meta:character-count="768" meta:non-whitespace-character-count="682"/>
  </office:meta>
</office:document-meta>
</file>